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Support Vector Machine*</text:p>
      <text:p text:style-name="Standard">R-squared: 0.9294477325285149</text:p>
      <text:p text:style-name="Standard">MSE: 0.16</text:p>
      <text:p text:style-name="Standard">Precision: 0.8181196905568617</text:p>
      <text:p text:style-name="Standard">Recall: 0.8371052451580437</text:p>
      <text:p text:style-name="Standard">accuracy: 0.89</text:p>
      <text:p text:style-name="Standard">f1: 0.823318438786755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7:40:55.192161406</meta:creation-date>
    <dc:date>2019-05-01T17:42:48.355584825</dc:date>
    <meta:editing-duration>PT1M5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5" meta:character-count="153" meta:non-whitespace-character-count="145"/>
  </office:meta>
</office:document-meta>
</file>